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4.78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9mm"/>
    </style:style>
    <style:style style:name="co4" style:family="table-column">
      <style:table-column-properties fo:break-before="auto" style:column-width="17.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6.86mm"/>
    </style:style>
    <style:style style:name="co8" style:family="table-column">
      <style:table-column-properties fo:break-before="auto" style:column-width="4.9mm"/>
    </style:style>
    <style:style style:name="co9" style:family="table-column">
      <style:table-column-properties fo:break-before="auto" style:column-width="91.88mm"/>
    </style:style>
    <style:style style:name="co10" style:family="table-column">
      <style:table-column-properties fo:break-before="auto" style:column-width="17.09mm"/>
    </style:style>
    <style:style style:name="co11" style:family="table-column">
      <style:table-column-properties fo:break-before="auto" style:column-width="20.51mm"/>
    </style:style>
    <style:style style:name="co12" style:family="table-column">
      <style:table-column-properties fo:break-before="auto" style:column-width="11.01mm"/>
    </style:style>
    <style:style style:name="ro1" style:family="table-row">
      <style:table-row-properties style:row-height="9.49mm" fo:break-before="auto" style:use-optimal-row-height="true"/>
    </style:style>
    <style:style style:name="ro2" style:family="table-row">
      <style:table-row-properties style:row-height="4.41mm" fo:break-before="auto" style:use-optimal-row-height="true"/>
    </style:style>
    <style:style style:name="ro3" style:family="table-row">
      <style:table-row-properties style:row-height="4.82mm" fo:break-before="auto" style:use-optimal-row-height="true"/>
    </style:style>
    <style:style style:name="ro4" style:family="table-row">
      <style:table-row-properties style:row-height="9.17mm" fo:break-before="auto" style:use-optimal-row-height="true"/>
    </style:style>
    <style:style style:name="ro5" style:family="table-row">
      <style:table-row-properties style:row-height="4.5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2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7.06mm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14.11mm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10.58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10.58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10.58mm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3.53mm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17.64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11"/>
    <style:style style:name="ce15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1">
      <style:text-properties fo:font-weight="bold" style:font-weight-asian="bold" style:font-weight-complex="bold"/>
    </style:style>
    <style:style style:name="ce17" style:family="table-cell" style:parent-style-name="Default" style:data-style-name="N41"/>
    <style:style style:name="ce18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19" style:family="table-cell" style:parent-style-name="Default" style:data-style-name="N2"/>
  </office:automatic-styles>
  <office:body>
    <office:spreadsheet>
      <table:table table:name="formul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Sunrise/Sunset Algorithm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Source: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<text:s text:c="3"/>Almanac for Computers, 1990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<text:s text:c="3"/>published by Nautical Almanac Office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<text:s text:c="3"/>United States Naval Observatory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<text:s text:c="3"/>Washington, DC 20392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Inputs:</text:p>
          </table:table-cell>
          <table:table-cell table:style-name="ce13" office:value-type="string">
            <text:p>Day</text:p>
          </table:table-cell>
          <table:table-cell table:style-name="ce13" office:value-type="string">
            <text:p>Month</text:p>
          </table:table-cell>
          <table:table-cell table:style-name="ce13" office:value-type="string">
            <text:p>Year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3"/>Date of <text:s/>sunrise/sunset</text:p>
          </table:table-cell>
          <table:table-cell table:formula="of:=[mainpage.B4]" office:value-type="float" office:value="3">
            <text:p>3</text:p>
          </table:table-cell>
          <table:table-cell table:formula="of:=[mainpage.C4]" office:value-type="float" office:value="11">
            <text:p>11</text:p>
          </table:table-cell>
          <table:table-cell table:formula="of:=[mainpage.D4]" office:value-type="float" office:value="2014">
            <text:p>2014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3"/>Location for sunrise/sunset</text:p>
          </table:table-cell>
          <table:table-cell table:style-name="ce13" office:value-type="string">
            <text:p>Latitude</text:p>
          </table:table-cell>
          <table:table-cell table:style-name="ce13" office:value-type="string">
            <text:p>Longitude</text:p>
          </table:table-cell>
          <table:table-cell table:style-name="ce13" office:value-type="string">
            <text:p>TZ</text:p>
          </table:table-cell>
          <table:table-cell table:number-columns-repeated="7"/>
        </table:table-row>
        <table:table-row table:style-name="ro3">
          <table:table-cell table:style-name="ce4" office:value-type="string">
            <text:p>Helsinki</text:p>
          </table:table-cell>
          <table:table-cell table:formula="of:=[mainpage.B7]" office:value-type="float" office:value="60.18">
            <text:p>60,18</text:p>
          </table:table-cell>
          <table:table-cell table:formula="of:=[mainpage.C7]" office:value-type="float" office:value="24.93">
            <text:p>24,93</text:p>
          </table:table-cell>
          <table:table-cell table:formula="of:=[mainpage.D7]" office:value-type="float" office:value="2">
            <text:p>2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3"/>Sun's zenith for sunrise/sunset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<text:s text:c="7"/>offical <text:s text:c="5"/>= 90 degrees 50'</text:p>
          </table:table-cell>
          <table:table-cell table:formula="of:=FLOOR(90+5/6;0.0001)" office:value-type="float" office:value="90.8333">
            <text:p>90,8333</text:p>
          </table:table-cell>
          <table:table-cell table:number-columns-repeated="9"/>
        </table:table-row>
        <table:table-row table:style-name="ro3">
          <table:table-cell table:style-name="ce3" office:value-type="string">
            <text:p><text:s text:c="7"/>civil <text:s text:c="7"/>= 96 degrees</text:p>
          </table:table-cell>
          <table:table-cell office:value-type="float" office:value="96">
            <text:p>96</text:p>
          </table:table-cell>
          <table:table-cell table:number-columns-repeated="9"/>
        </table:table-row>
        <table:table-row table:style-name="ro3">
          <table:table-cell table:style-name="ce3" office:value-type="string">
            <text:p><text:s text:c="7"/>nautical <text:s text:c="4"/>= 102 degrees</text:p>
          </table:table-cell>
          <table:table-cell office:value-type="float" office:value="102">
            <text:p>102</text:p>
          </table:table-cell>
          <table:table-cell table:number-columns-repeated="9"/>
        </table:table-row>
        <table:table-row table:style-name="ro3">
          <table:table-cell table:style-name="ce3" office:value-type="string">
            <text:p><text:s text:c="7"/>astronomical = 108 degrees</text:p>
          </table:table-cell>
          <table:table-cell office:value-type="float" office:value="108">
            <text:p>108</text:p>
          </table:table-cell>
          <table:table-cell table:number-columns-repeated="9"/>
        </table:table-row>
        <table:table-row table:style-name="ro2">
          <table:table-cell table:style-name="ce3"/>
          <table:table-cell table:number-columns-repeated="10"/>
        </table:table-row>
        <table:table-row table:style-name="ro3">
          <table:table-cell table:style-name="ce2" office:value-type="string">
            <text:p>1. First calculate the day of the year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<text:s text:c="6"/>N1 = int(275*month/9)</text:p>
          </table:table-cell>
          <table:table-cell table:formula="of:=INT(275*[.C10]/9)" office:value-type="float" office:value="336">
            <text:p>336</text:p>
          </table:table-cell>
          <table:table-cell table:number-columns-repeated="9"/>
        </table:table-row>
        <table:table-row table:style-name="ro3">
          <table:table-cell table:style-name="ce3" office:value-type="string">
            <text:p><text:s text:c="6"/>N2 = int((month + 9)/12)</text:p>
          </table:table-cell>
          <table:table-cell table:formula="of:=INT(([.C10]+9)/12)" office:value-type="float" office:value="1">
            <text:p>1</text:p>
          </table:table-cell>
          <table:table-cell table:number-columns-repeated="9"/>
        </table:table-row>
        <table:table-row table:style-name="ro3">
          <table:table-cell table:style-name="ce3" office:value-type="string">
            <text:p><text:s text:c="6"/>N3 = 1+int((year–4*int(year/4)+2)/3)</text:p>
          </table:table-cell>
          <table:table-cell table:formula="of:=1+INT(([.D10]-4*INT([.D10]/4)+2)/3)" office:value-type="float" office:value="2">
            <text:p>2</text:p>
          </table:table-cell>
          <table:table-cell table:number-columns-repeated="9"/>
        </table:table-row>
        <table:table-row table:style-name="ro3">
          <table:table-cell table:style-name="ce3" office:value-type="string">
            <text:p><text:s text:c="6"/>N = N1 – (N2*N3) + day - 30</text:p>
          </table:table-cell>
          <table:table-cell table:formula="of:=[.B20]-[.B21]*[.B22]+[.B10]-30" office:value-type="float" office:value="307">
            <text:p>307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4">
          <table:table-cell table:style-name="ce5" office:value-type="string">
            <text:p>2. convert the longitude to hour value and calculate an approximate time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lngHour = longitude / 15</text:p>
          </table:table-cell>
          <table:table-cell table:formula="of:=FLOOR([.C12]/15;0.001)" office:value-type="float" office:value="1.662">
            <text:p>1,662</text:p>
          </table:table-cell>
          <table:table-cell table:number-columns-repeated="9"/>
        </table:table-row>
        <table:table-row table:style-name="ro3">
          <table:table-cell table:style-name="ce4" office:value-type="string">
            <text:p>if rising time is desired:</text:p>
          </table:table-cell>
          <table:table-cell table:number-columns-repeated="10"/>
        </table:table-row>
        <table:table-row table:style-name="ro3">
          <table:table-cell table:style-name="ce6" office:value-type="string">
            <text:p>t = N + ((6 - lngHour) / 24)</text:p>
          </table:table-cell>
          <table:table-cell table:style-name="ce14" table:formula="of:=[.B23]+((6-[.B26])/24)" office:value-type="float" office:value="307.18075">
            <text:p>307,1808</text:p>
          </table:table-cell>
          <table:table-cell table:number-columns-repeated="9"/>
        </table:table-row>
        <table:table-row table:style-name="ro3">
          <table:table-cell table:style-name="ce4" office:value-type="string">
            <text:p>if setting time is desired:</text:p>
          </table:table-cell>
          <table:table-cell table:style-name="ce14"/>
          <table:table-cell table:number-columns-repeated="9"/>
        </table:table-row>
        <table:table-row table:style-name="ro3">
          <table:table-cell table:style-name="ce6" office:value-type="string">
            <text:p>t = N + ((18 - lngHour) / 24</text:p>
          </table:table-cell>
          <table:table-cell table:style-name="ce14" table:formula="of:=[.B23]+((18-[.B26])/24)" office:value-type="float" office:value="307.68075">
            <text:p>307,6808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9"/>
        </table:table-row>
        <table:table-row table:style-name="ro3">
          <table:table-cell table:style-name="ce2" office:value-type="string">
            <text:p>3. calculate the Sun's mean anomaly</text:p>
          </table:table-cell>
          <table:table-cell table:style-name="ce14"/>
          <table:table-cell table:number-columns-repeated="9"/>
        </table:table-row>
        <table:table-row table:style-name="ro3">
          <table:table-cell table:style-name="ce4" office:value-type="string">
            <text:p>M = (0.9856 * t) – 3.289 <text:s text:c="2"/>Sunrise</text:p>
          </table:table-cell>
          <table:table-cell table:style-name="ce14" table:formula="of:=(0.9856 *[.B28]) - 3.289" office:value-type="float" office:value="299.4683472">
            <text:p>299,4683</text:p>
          </table:table-cell>
          <table:table-cell table:number-columns-repeated="9"/>
        </table:table-row>
        <table:table-row table:style-name="ro3">
          <table:table-cell table:style-name="ce4" office:value-type="string">
            <text:p>M = (0.9856 * t) – 3.289 <text:s text:c="2"/>Sunset</text:p>
          </table:table-cell>
          <table:table-cell table:style-name="ce14" table:formula="of:=(0.9856 *[.B30]) - 3.289" office:value-type="float" office:value="299.9611472">
            <text:p>299,9611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4. calculate the Sun's true longitude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L = M+(1.916*sin(M))+(0.020*sin(2*M))+282.634</text:p>
          </table:table-cell>
          <table:table-cell table:number-columns-repeated="10"/>
        </table:table-row>
        <table:table-row table:style-name="ro3">
          <table:table-cell table:style-name="ce7" office:value-type="string">
            <text:p>Sunrise; L <text:s/>adjusted into the range [0,360) degrees</text:p>
          </table:table-cell>
          <table:table-cell table:style-name="ce3" table:formula="of:=[.B33]+(1.916*SIN([.B40]*[.B33]))+(0.02*SIN(2*[.B33]*[.B40]))+282.634" office:value-type="float" office:value="580.417092763437">
            <text:p>580,4170927634</text:p>
          </table:table-cell>
          <table:table-cell table:style-name="ce15" table:formula="of:=MOD([.B38];360)" office:value-type="float" office:value="220.417092763437">
            <text:p>220,417</text:p>
          </table:table-cell>
          <table:table-cell table:number-columns-repeated="8"/>
        </table:table-row>
        <table:table-row table:style-name="ro3">
          <table:table-cell table:style-name="ce8" office:value-type="string">
            <text:p>Sunset; <text:s text:c="2"/>degrees</text:p>
          </table:table-cell>
          <table:table-cell table:style-name="ce3" table:formula="of:=[.B34]+(1.916*SIN([.B34]))+(0.02*SIN(2*[.B34]))+282.634" office:value-type="float" office:value="580.685137132004">
            <text:p>580,685137132</text:p>
          </table:table-cell>
          <table:table-cell table:style-name="ce15" table:formula="of:=MOD([.B39];360)" office:value-type="float" office:value="220.685137132004">
            <text:p>220,685</text:p>
          </table:table-cell>
          <table:table-cell table:number-columns-repeated="8"/>
        </table:table-row>
        <table:table-row table:style-name="ro3">
          <table:table-cell table:style-name="ce9" office:value-type="string">
            <text:p>Conversion factor degrees to radians</text:p>
          </table:table-cell>
          <table:table-cell table:style-name="ce3" table:formula="of:=PI()/180" office:value-type="float" office:value="0.0174532925199433">
            <text:p>0,0174532925</text:p>
          </table:table-cell>
          <table:table-cell table:style-name="ce15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5a. calculate the Sun's right ascension</text:p>
          </table:table-cell>
          <table:table-cell table:number-columns-repeated="10"/>
        </table:table-row>
        <table:table-row table:style-name="ro3">
          <table:table-cell table:style-name="ce4" office:value-type="string">
            <text:p>RA = atan(0.91764 * tan(L)); <text:s text:c="2"/>Sunrise</text:p>
          </table:table-cell>
          <table:table-cell table:style-name="ce3" table:formula="of:=ATAN(0.91764 * TAN([.B$40]*[.C38]))/[.B$40]" office:value-type="float" office:value="38.0056703291805">
            <text:p>38,0056703292</text:p>
          </table:table-cell>
          <table:table-cell table:style-name="ce3"/>
          <table:table-cell table:number-columns-repeated="8"/>
        </table:table-row>
        <table:table-row table:style-name="ro3">
          <table:table-cell table:style-name="ce4" office:value-type="string">
            <text:p>RA = atan(0.91764 * tan(L)); <text:s text:c="2"/>Sunset</text:p>
          </table:table-cell>
          <table:table-cell table:style-name="ce3" table:formula="of:=ATAN(0.91764 * TAN([.B$40]*[.C39]))/[.B$40]" office:value-type="float" office:value="38.2692324724902">
            <text:p>38,2692324725</text:p>
          </table:table-cell>
          <table:table-cell table:style-name="ce3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5b. RA and L must be in the same quadrant</text:p>
          </table:table-cell>
          <table:table-cell table:number-columns-repeated="10"/>
        </table:table-row>
        <table:table-row table:style-name="ro3">
          <table:table-cell table:style-name="ce4" office:value-type="string">
            <text:p>Lquadrant <text:s/>= (int( L/90)) * 90</text:p>
          </table:table-cell>
          <table:table-cell table:formula="of:=INT([.C38]/90)*90" office:value-type="float" office:value="180">
            <text:p>180</text:p>
          </table:table-cell>
          <table:table-cell table:number-columns-repeated="9"/>
        </table:table-row>
        <table:table-row table:style-name="ro3">
          <table:table-cell table:style-name="ce4" office:value-type="string">
            <text:p>Raquadrant = (int(RA/90)) * 90</text:p>
          </table:table-cell>
          <table:table-cell table:formula="of:=INT([.B43]/90)*90" office:value-type="float" office:value="0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>
            <text:p>RA = RA + (Lquadrant - RAquadrant)</text:p>
          </table:table-cell>
          <table:table-cell table:formula="of:=[.B43]+([.B47]-[.B48])" office:value-type="float" office:value="218.005670329181">
            <text:p>218,0056703292</text:p>
          </table:table-cell>
          <table:table-cell table:number-columns-repeated="9"/>
        </table:table-row>
        <table:table-row table:style-name="ro2">
          <table:table-cell table:style-name="ce4"/>
          <table:table-cell table:number-columns-repeated="10"/>
        </table:table-row>
        <table:table-row table:style-name="ro3">
          <table:table-cell table:style-name="ce4" office:value-type="string">
            <text:p>Lquadrant <text:s/>= (int( L/90)) * 90</text:p>
          </table:table-cell>
          <table:table-cell table:formula="of:=INT([.C39]/90)*90" office:value-type="float" office:value="180">
            <text:p>180</text:p>
          </table:table-cell>
          <table:table-cell table:number-columns-repeated="9"/>
        </table:table-row>
        <table:table-row table:style-name="ro3">
          <table:table-cell table:style-name="ce4" office:value-type="string">
            <text:p>Raquadrant = (int(RA/90)) * 90</text:p>
          </table:table-cell>
          <table:table-cell table:formula="of:=INT([.B44]/90)*90" office:value-type="float" office:value="0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>
            <text:p>RA = RA + (Lquadrant - RAquadrant)</text:p>
          </table:table-cell>
          <table:table-cell table:style-name="ce14" table:formula="of:=[.B44]+([.B51]-[.B52])" office:value-type="float" office:value="218.26923247249">
            <text:p>218,2692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5c. RA converted into hours</text:p>
          </table:table-cell>
          <table:table-cell table:number-columns-repeated="10"/>
        </table:table-row>
        <table:table-row table:style-name="ro3">
          <table:table-cell table:style-name="ce4" office:value-type="string">
            <text:p><text:s/>RA = RA / 15; <text:s text:c="2"/>Sunrise</text:p>
          </table:table-cell>
          <table:table-cell table:style-name="ce14" table:formula="of:=[.B49]/15" office:value-type="float" office:value="14.5337113552787">
            <text:p>14,5337</text:p>
          </table:table-cell>
          <table:table-cell table:number-columns-repeated="9"/>
        </table:table-row>
        <table:table-row table:style-name="ro3">
          <table:table-cell table:style-name="ce4" office:value-type="string">
            <text:p><text:s/>RA = RA / 15; <text:s text:c="2"/>Sunset</text:p>
          </table:table-cell>
          <table:table-cell table:style-name="ce14" table:formula="of:=[.B53]/15" office:value-type="float" office:value="14.5512821648327">
            <text:p>14,5513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6. calculate the Sun's declination</text:p>
          </table:table-cell>
          <table:table-cell/>
          <table:table-cell table:style-name="ce11" office:value-type="string">
            <text:p>declination</text:p>
          </table:table-cell>
          <table:table-cell table:number-columns-repeated="8"/>
        </table:table-row>
        <table:table-row table:style-name="ro3">
          <table:table-cell table:style-name="ce4" office:value-type="string">
            <text:p>sinDec = 0.39782 * sin(L); <text:s text:c="3"/>Sunrise</text:p>
          </table:table-cell>
          <table:table-cell table:formula="of:=0.39782 * SIN([.B$40]*[.C38])" office:value-type="float" office:value="-0.257925426667231">
            <text:p>-0,2579254267</text:p>
          </table:table-cell>
          <table:table-cell table:formula="of:=ASIN([.B60])/[.B$40]" office:value-type="float" office:value="-14.9469998355609">
            <text:p>-14,9469998356</text:p>
          </table:table-cell>
          <table:table-cell table:number-columns-repeated="8"/>
        </table:table-row>
        <table:table-row table:style-name="ro3">
          <table:table-cell table:style-name="ce4" office:value-type="string">
            <text:p>cosDec = cos(asin(sinDec))</text:p>
          </table:table-cell>
          <table:table-cell table:formula="of:=COS(ASIN([.B60]))" office:value-type="float" office:value="0.966164827696872">
            <text:p>0,9661648277</text:p>
          </table:table-cell>
          <table:table-cell table:formula="of:=ACOS([.B61])/[.B$40]" office:value-type="float" office:value="14.9469998355609">
            <text:p>14,9469998356</text:p>
          </table:table-cell>
          <table:table-cell table:number-columns-repeated="8"/>
        </table:table-row>
        <table:table-row table:style-name="ro2">
          <table:table-cell table:style-name="ce4"/>
          <table:table-cell table:number-columns-repeated="10"/>
        </table:table-row>
        <table:table-row table:style-name="ro3">
          <table:table-cell table:style-name="ce4" office:value-type="string">
            <text:p>sinDec = 0.39782 * sin(L); <text:s text:c="3"/>Sunset</text:p>
          </table:table-cell>
          <table:table-cell table:formula="of:=0.39782 * SIN([.B$40]*[.C39])" office:value-type="float" office:value="-0.259339541180136">
            <text:p>-0,2593395412</text:p>
          </table:table-cell>
          <table:table-cell table:formula="of:=ASIN([.B63])/[.B$40]" office:value-type="float" office:value="-15.0308764735394">
            <text:p>-15,0308764735</text:p>
          </table:table-cell>
          <table:table-cell table:number-columns-repeated="8"/>
        </table:table-row>
        <table:table-row table:style-name="ro3">
          <table:table-cell table:style-name="ce4" office:value-type="string">
            <text:p>cosDec = cos(asin(sinDec))</text:p>
          </table:table-cell>
          <table:table-cell table:formula="of:=COS(ASIN([.B63]))" office:value-type="float" office:value="0.965786209458634">
            <text:p>0,9657862095</text:p>
          </table:table-cell>
          <table:table-cell table:formula="of:=ACOS([.B64])/[.B$40]" office:value-type="float" office:value="15.0308764735394">
            <text:p>15,0308764735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7a. calculate the Sun's local hour angle</text:p>
          </table:table-cell>
          <table:table-cell table:style-name="ce11" office:value-type="string">
            <text:p>Official</text:p>
          </table:table-cell>
          <table:table-cell table:style-name="ce11" office:value-type="string">
            <text:p>Civil</text:p>
          </table:table-cell>
          <table:table-cell table:number-columns-repeated="8"/>
        </table:table-row>
        <table:table-row table:style-name="ro4">
          <table:table-cell table:style-name="ce4" office:value-type="string">
            <text:p>cosH=(cos(zenith)-(sinDec*sin(latitude)))/(cosDec*cos(latitude)); <text:s text:c="2"/>Sunrise</text:p>
          </table:table-cell>
          <table:table-cell table:formula="of:=(COS([.B$40]*[.B$14])-([.B60]*SIN([.B$40]*[.B$12])))/([.B61]*COS([.B$40]*[.B$12]))" office:value-type="float" office:value="0.435487762804994">
            <text:p>0,4354877628</text:p>
          </table:table-cell>
          <table:table-cell table:formula="of:=(COS([.B$40]*[.B$15])-([.B60]*SIN([.B$40]*[.B$12])))/([.B61]*COS([.B$40]*[.B$12]))" office:value-type="float" office:value="0.248194835561806">
            <text:p>0,2481948356</text:p>
          </table:table-cell>
          <table:table-cell table:number-columns-repeated="8"/>
        </table:table-row>
        <table:table-row table:style-name="ro2">
          <table:table-cell table:style-name="ce4"/>
          <table:table-cell table:number-columns-repeated="10"/>
        </table:table-row>
        <table:table-row table:style-name="ro4">
          <table:table-cell table:style-name="ce4" office:value-type="string">
            <text:p>cosH=(cos(zenith)-(sinDec*sin(latitude)))/(cosDec*cos(latitude)); <text:s text:c="2"/>Sunset</text:p>
          </table:table-cell>
          <table:table-cell table:formula="of:=(COS([.B$40]*[.B$14])-([.B63]*SIN([.B$40]*[.B$12])))/([.B64]*COS([.B$40]*[.B$12]))" office:value-type="float" office:value="0.438213075444818">
            <text:p>0,4382130754</text:p>
          </table:table-cell>
          <table:table-cell table:formula="of:=(COS([.B$40]*[.B$15])-([.B63]*SIN([.B$40]*[.B$12])))/([.B64]*COS([.B$40]*[.B$12]))" office:value-type="float" office:value="0.250846723547754">
            <text:p>0,2508467235</text:p>
          </table:table-cell>
          <table:table-cell table:number-columns-repeated="8"/>
        </table:table-row>
        <table:table-row table:style-name="ro2">
          <table:table-cell table:style-name="ce4"/>
          <table:table-cell table:number-columns-repeated="10"/>
        </table:table-row>
        <table:table-row table:style-name="ro3">
          <table:table-cell table:style-name="ce3" office:value-type="string">
            <text:p><text:s text:c="8"/>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if (cosH &gt; <text:s/>1) </text:p>
          </table:table-cell>
          <table:table-cell table:number-columns-repeated="10"/>
        </table:table-row>
        <table:table-row table:style-name="ro4">
          <table:table-cell table:style-name="ce4" office:value-type="string">
            <text:p>the sun never rises on this location (on the specified date)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if (cosH &lt; -1)</text:p>
          </table:table-cell>
          <table:table-cell table:number-columns-repeated="10"/>
        </table:table-row>
        <table:table-row table:style-name="ro4">
          <table:table-cell table:style-name="ce4" office:value-type="string">
            <text:p>the sun never sets on this location (on the specified date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7b. Calculate H and convert into hours</text:p>
          </table:table-cell>
          <table:table-cell table:style-name="ce11" office:value-type="string">
            <text:p>Official</text:p>
          </table:table-cell>
          <table:table-cell table:style-name="ce11" office:value-type="string">
            <text:p>Civil</text:p>
          </table:table-cell>
          <table:table-cell table:number-columns-repeated="8"/>
        </table:table-row>
        <table:table-row table:style-name="ro3">
          <table:table-cell table:style-name="ce3" office:value-type="string">
            <text:p><text:s text:c="8"/></text:p>
          </table:table-cell>
          <table:table-cell table:number-columns-repeated="10"/>
        </table:table-row>
        <table:table-row table:style-name="ro3">
          <table:table-cell table:style-name="ce10" office:value-type="string">
            <text:p>if if rising time is desired:</text:p>
          </table:table-cell>
          <table:table-cell table:number-columns-repeated="10"/>
        </table:table-row>
        <table:table-row table:style-name="ro3">
          <table:table-cell table:style-name="ce9" office:value-type="string">
            <text:p>H = 360 - acos(cosH)</text:p>
          </table:table-cell>
          <table:table-cell table:formula="of:=360-ACOS([.B67])/[.B$40]" office:value-type="float" office:value="295.816335042183">
            <text:p>295,8163350422</text:p>
          </table:table-cell>
          <table:table-cell table:formula="of:=360-ACOS([.C67])/[.B$40]" office:value-type="float" office:value="284.370717529503">
            <text:p>284,3707175295</text:p>
          </table:table-cell>
          <table:table-cell table:number-columns-repeated="8"/>
        </table:table-row>
        <table:table-row table:style-name="ro3">
          <table:table-cell table:style-name="ce10" office:value-type="string">
            <text:p>if setting time is desired:</text:p>
          </table:table-cell>
          <table:table-cell table:number-columns-repeated="10"/>
        </table:table-row>
        <table:table-row table:style-name="ro3">
          <table:table-cell table:style-name="ce9" office:value-type="string">
            <text:p>H = acos(cosH)</text:p>
          </table:table-cell>
          <table:table-cell table:formula="of:=ACOS([.B69])/[.B$40]" office:value-type="float" office:value="64.0100762044079">
            <text:p>64,0100762044</text:p>
          </table:table-cell>
          <table:table-cell table:formula="of:=ACOS([.C69])/[.B$40]" office:value-type="float" office:value="75.4723774306152">
            <text:p>75,4723774306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3">
          <table:table-cell table:style-name="ce10" office:value-type="string">
            <text:p>H = H / 15; <text:s text:c="2"/>Sunrise</text:p>
          </table:table-cell>
          <table:table-cell table:formula="of:=[.B80]/15" office:value-type="float" office:value="19.7210890028122">
            <text:p>19,7210890028</text:p>
          </table:table-cell>
          <table:table-cell table:formula="of:=[.C80]/15" office:value-type="float" office:value="18.9580478353002">
            <text:p>18,9580478353</text:p>
          </table:table-cell>
          <table:table-cell table:number-columns-repeated="8"/>
        </table:table-row>
        <table:table-row table:style-name="ro3">
          <table:table-cell table:style-name="ce10" office:value-type="string">
            <text:p>H = H / 15; <text:s text:c="2"/>Sunset</text:p>
          </table:table-cell>
          <table:table-cell table:formula="of:=[.B82]/15" office:value-type="float" office:value="4.26733841362719">
            <text:p>4,2673384136</text:p>
          </table:table-cell>
          <table:table-cell table:formula="of:=[.C82]/15" office:value-type="float" office:value="5.03149182870768">
            <text:p>5,0314918287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8. calculate local mean time of rising/setting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<text:s text:c="8"/></text:p>
          </table:table-cell>
          <table:table-cell table:number-columns-repeated="10"/>
        </table:table-row>
        <table:table-row table:style-name="ro3">
          <table:table-cell table:style-name="ce10" office:value-type="string">
            <text:p>T = H + RA - (0.06571 * t) – 6.622; Sunrise</text:p>
          </table:table-cell>
          <table:table-cell table:formula="of:=[.B84]+[.B$56]-(0.06571*[.B$28])-6.622" office:value-type="float" office:value="7.44795327559091">
            <text:p>7,4479532756</text:p>
          </table:table-cell>
          <table:table-cell table:formula="of:=IF([.B89]&lt;0;24+[.B89];[.B89])" office:value-type="float" office:value="7.44795327559091">
            <text:p>7,4479532756</text:p>
          </table:table-cell>
          <table:table-cell/>
          <table:table-cell table:formula="of:=[.C84]+[.B$56]-(0.06571*[.B$28])-6.622" office:value-type="float" office:value="6.6849121080789">
            <text:p>6,6849121081</text:p>
          </table:table-cell>
          <table:table-cell table:formula="of:=IF([.E89]&gt;24;-24+[.E89];[.E89])" office:value-type="float" office:value="6.6849121080789">
            <text:p>6,6849121081</text:p>
          </table:table-cell>
          <table:table-cell table:number-columns-repeated="5"/>
        </table:table-row>
        <table:table-row table:style-name="ro3">
          <table:table-cell table:style-name="ce10" office:value-type="string">
            <text:p>T = H + RA - (0.06571 * t) – 6.622; Sunset</text:p>
          </table:table-cell>
          <table:table-cell table:formula="of:=[.B85]+[.B$57]-(0.06571*[.B$30])-6.622" office:value-type="float" office:value="-8.02108150404013">
            <text:p>-8,021081504</text:p>
          </table:table-cell>
          <table:table-cell table:formula="of:=IF([.B90]&lt;0;24+[.B90];[.B90])" office:value-type="float" office:value="15.9789184959599">
            <text:p>15,978918496</text:p>
          </table:table-cell>
          <table:table-cell/>
          <table:table-cell table:formula="of:=[.C85]+[.B$57]-(0.06571*[.B$30])-6.622" office:value-type="float" office:value="-7.25692808895964">
            <text:p>-7,256928089</text:p>
          </table:table-cell>
          <table:table-cell table:formula="of:=IF([.E90]&lt;0;24+[.E90];[.E90])" office:value-type="float" office:value="16.7430719110404">
            <text:p>16,743071911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latitude</text:p>
          </table:table-cell>
          <table:table-cell table:number-columns-repeated="9"/>
        </table:table-row>
        <table:table-row table:style-name="ro3">
          <table:table-cell table:style-name="ce2" office:value-type="string">
            <text:p>9. adjust back to UTC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<text:s text:c="8"/>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<text:s text:c="8"/>UT = T – lngHour; <text:s text:c="2"/>Sunrise UT</text:p>
          </table:table-cell>
          <table:table-cell table:formula="of:=[.B89]-[.C$12]/15" office:value-type="float" office:value="5.78595327559091">
            <text:p>5,7859532756</text:p>
          </table:table-cell>
          <table:table-cell table:formula="of:=IF([.B94]&lt;0;24+[.B94];[.B94])" office:value-type="float" office:value="5.78595327559091">
            <text:p>5,7859532756</text:p>
          </table:table-cell>
          <table:table-cell/>
          <table:table-cell table:formula="of:=[.E89]-[.C$12]/15" office:value-type="float" office:value="5.0229121080789">
            <text:p>5,0229121081</text:p>
          </table:table-cell>
          <table:table-cell table:formula="of:=IF([.E94]&gt;24;-24+[.E94];[.E94])" office:value-type="float" office:value="5.0229121080789">
            <text:p>5,022912108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<text:s text:c="8"/>UT = T – lngHour; <text:s text:c="2"/>Sunset UT</text:p>
          </table:table-cell>
          <table:table-cell table:formula="of:=[.B90]-[.C$12]/15" office:value-type="float" office:value="-9.68308150404013">
            <text:p>-9,683081504</text:p>
          </table:table-cell>
          <table:table-cell table:formula="of:=IF([.B95]&lt;0;24+[.B95];[.B95])" office:value-type="float" office:value="14.3169184959599">
            <text:p>14,316918496</text:p>
          </table:table-cell>
          <table:table-cell/>
          <table:table-cell table:formula="of:=[.E90]-[.C$12]/15" office:value-type="float" office:value="-8.91892808895964">
            <text:p>-8,918928089</text:p>
          </table:table-cell>
          <table:table-cell table:formula="of:=IF([.E95]&lt;0;24+[.E95];[.E95])" office:value-type="float" office:value="15.0810719110404">
            <text:p>15,081071911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4">
          <table:table-cell table:style-name="ce2" office:value-type="string">
            <text:p>10. UT value to local time zone of latitude/longitude</text:p>
          </table:table-cell>
          <table:table-cell table:number-columns-repeated="10"/>
        </table:table-row>
        <table:table-row table:style-name="ro3">
          <table:table-cell table:style-name="ce3" office:value-type="string">
            <text:p><text:s text:c="8"/></text:p>
          </table:table-cell>
          <table:table-cell/>
          <table:table-cell table:style-name="ce13" office:value-type="string">
            <text:p>Official</text:p>
          </table:table-cell>
          <table:table-cell table:style-name="ce13" office:value-type="string">
            <text:p>Civil</text:p>
          </table:table-cell>
          <table:table-cell/>
          <table:table-cell table:style-name="ce14"/>
          <table:table-cell table:number-columns-repeated="2"/>
          <table:table-cell table:style-name="ce14"/>
          <table:table-cell table:number-columns-repeated="2"/>
        </table:table-row>
        <table:table-row table:style-name="ro3">
          <table:table-cell table:style-name="ce3" office:value-type="string">
            <text:p><text:s text:c="8"/>localT = UT + localOffset; <text:s text:c="2"/>Sunrise</text:p>
          </table:table-cell>
          <table:table-cell table:formula="of:=[.C94]+[.D$12]" office:value-type="float" office:value="7.78595327559091">
            <text:p>7,7859532756</text:p>
          </table:table-cell>
          <table:table-cell table:style-name="ce16" table:formula="of:=[.B99]/24" office:value-type="time" office:time-value="PT07H47M09.431792S">
            <text:p>07:47:09</text:p>
          </table:table-cell>
          <table:table-cell table:style-name="ce16" table:formula="of:=[.E99]/24" office:value-type="time" office:time-value="PT07H01M22.483589S">
            <text:p>07:01:22</text:p>
          </table:table-cell>
          <table:table-cell table:formula="of:=[.F94]+[.D$12]" office:value-type="float" office:value="7.0229121080789">
            <text:p>7,0229121081</text:p>
          </table:table-cell>
          <table:table-cell table:number-columns-repeated="6"/>
        </table:table-row>
        <table:table-row table:style-name="ro3">
          <table:table-cell table:style-name="ce3" office:value-type="string">
            <text:p><text:s text:c="8"/>localT = UT + localOffset; <text:s text:c="2"/>Sunset</text:p>
          </table:table-cell>
          <table:table-cell table:formula="of:=[.C95]+[.D$12]" office:value-type="float" office:value="16.3169184959599">
            <text:p>16,316918496</text:p>
          </table:table-cell>
          <table:table-cell table:style-name="ce16" table:formula="of:=[.B100]/24" office:value-type="time" office:time-value="PT16H19M00.906585S">
            <text:p>16:19:01</text:p>
          </table:table-cell>
          <table:table-cell table:style-name="ce16" table:formula="of:=[.E100]/24" office:value-type="time" office:time-value="PT17H04M51.85888S">
            <text:p>17:04:52</text:p>
          </table:table-cell>
          <table:table-cell table:formula="of:=[.F95]+[.D$12]" office:value-type="float" office:value="17.0810719110404">
            <text:p>17,081071911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number-columns-repeated="8"/>
        </table:table-row>
        <table:table-row table:style-name="ro5">
          <table:table-cell table:style-name="ce11" office:value-type="string">
            <text:p>11. Additional results</text:p>
          </table:table-cell>
          <table:table-cell table:number-columns-repeated="10"/>
        </table:table-row>
        <table:table-row table:style-name="ro5">
          <table:table-cell table:style-name="ce12" office:value-type="string">
            <text:p>Noon time = 0.5*(Sunrise + Sunset)</text:p>
          </table:table-cell>
          <table:table-cell table:formula="of:=0.5*([.B99]+[.B100])" office:value-type="float" office:value="12.0514358857754">
            <text:p>12,0514358858</text:p>
          </table:table-cell>
          <table:table-cell table:style-name="ce16" table:formula="of:=[.B103]/24" office:value-type="time" office:time-value="PT12H03M05.169189S">
            <text:p>12:03:05</text:p>
          </table:table-cell>
          <table:table-cell table:number-columns-repeated="8"/>
        </table:table-row>
        <table:table-row table:style-name="ro5">
          <table:table-cell table:style-name="ce12" office:value-type="string">
            <text:p>Day length = Sunset – Sunrise</text:p>
          </table:table-cell>
          <table:table-cell table:formula="of:=[.B100]-[.B99]" office:value-type="float" office:value="8.53096522036896">
            <text:p>8,5309652204</text:p>
          </table:table-cell>
          <table:table-cell table:style-name="ce16" table:formula="of:=[.B104]/24" office:value-type="time" office:time-value="PT08H31M51.474793S">
            <text:p>08:31:51</text:p>
          </table:table-cell>
          <table:table-cell table:number-columns-repeated="8"/>
        </table:table-row>
        <table:table-row table:style-name="ro5">
          <table:table-cell table:style-name="ce12" office:value-type="string">
            <text:p>Dawn length before Sunrise = Sunrise – Civibegin</text:p>
          </table:table-cell>
          <table:table-cell table:formula="of:=[.B99]-[.E99]" office:value-type="float" office:value="0.763041167512014">
            <text:p>0,7630411675</text:p>
          </table:table-cell>
          <table:table-cell table:style-name="ce16" table:formula="of:=[.B105]/24" office:value-type="time" office:time-value="PT00H45M46.948203S">
            <text:p>00:45:47</text:p>
          </table:table-cell>
          <table:table-cell table:number-columns-repeated="8"/>
        </table:table-row>
        <table:table-row table:style-name="ro5">
          <table:table-cell table:style-name="ce12" office:value-type="string">
            <text:p>Dusk length after Sunset <text:s text:c="5"/>= CivilEnd – Sunset</text:p>
          </table:table-cell>
          <table:table-cell table:formula="of:=[.E100]-[.B100]" office:value-type="float" office:value="0.764153415080486">
            <text:p>0,7641534151</text:p>
          </table:table-cell>
          <table:table-cell table:style-name="ce16" table:formula="of:=[.B106]/24" office:value-type="time" office:time-value="PT00H45M50.952294S">
            <text:p>00:45:51</text:p>
          </table:table-cell>
          <table:table-cell table:number-columns-repeated="8"/>
        </table:table-row>
        <table:table-row table:style-name="ro2" table:number-rows-repeated="104846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ainpag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Sunrise/Sunset Calculation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>
            <text:p>Inputs:</text:p>
          </table:table-cell>
          <table:table-cell table:style-name="ce13" office:value-type="string">
            <text:p>Day</text:p>
          </table:table-cell>
          <table:table-cell table:style-name="ce13" office:value-type="string">
            <text:p>Month</text:p>
          </table:table-cell>
          <table:table-cell table:style-name="ce13" office:value-type="string">
            <text:p>Year</text:p>
          </table:table-cell>
        </table:table-row>
        <table:table-row table:style-name="ro3">
          <table:table-cell table:style-name="ce3" office:value-type="string">
            <text:p><text:s text:c="3"/>Date of <text:s/>sunrise/sunset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3"/>
          <table:table-cell table:number-columns-repeated="3"/>
        </table:table-row>
        <table:table-row table:style-name="ro3">
          <table:table-cell table:style-name="ce3" office:value-type="string">
            <text:p><text:s text:c="3"/>Location for sunrise/sunset</text:p>
          </table:table-cell>
          <table:table-cell table:style-name="ce13" office:value-type="string">
            <text:p>Latitude</text:p>
          </table:table-cell>
          <table:table-cell table:style-name="ce13" office:value-type="string">
            <text:p>Longitude</text:p>
          </table:table-cell>
          <table:table-cell table:style-name="ce13" office:value-type="string">
            <text:p>TZ</text:p>
          </table:table-cell>
        </table:table-row>
        <table:table-row table:style-name="ro3">
          <table:table-cell table:style-name="ce4" office:value-type="string">
            <text:p>Helsinki</text:p>
          </table:table-cell>
          <table:table-cell office:value-type="float" office:value="60.18">
            <text:p>60,18</text:p>
          </table:table-cell>
          <table:table-cell office:value-type="float" office:value="24.93">
            <text:p>24,93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4"/>
          <table:table-cell table:number-columns-repeated="3"/>
        </table:table-row>
        <table:table-row table:style-name="ro3">
          <table:table-cell table:style-name="ce2" office:value-type="string">
            <text:p>Calculation results</text:p>
          </table:table-cell>
          <table:table-cell table:number-columns-repeated="3"/>
        </table:table-row>
        <table:table-row table:style-name="ro3">
          <table:table-cell table:style-name="ce4" office:value-type="string">
            <text:p>Day of the year</text:p>
          </table:table-cell>
          <table:table-cell table:formula="of:=[formulas.B23]" office:value-type="float" office:value="307">
            <text:p>307</text:p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3"/>
        </table:table-row>
        <table:table-row table:style-name="ro3">
          <table:table-cell table:style-name="ce4" office:value-type="string">
            <text:p>Civil twilight begins</text:p>
          </table:table-cell>
          <table:table-cell table:style-name="ce17" table:formula="of:=[formulas.D99]" office:value-type="time" office:time-value="PT07H01M22.483589S">
            <text:p>07:01:2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unrise time</text:p>
          </table:table-cell>
          <table:table-cell table:style-name="ce17" table:formula="of:=[formulas.C99]" office:value-type="time" office:time-value="PT07H47M09.431792S">
            <text:p>07:47:09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unset time</text:p>
          </table:table-cell>
          <table:table-cell table:style-name="ce17" table:formula="of:=[formulas.C100]" office:value-type="time" office:time-value="PT16H19M00.906585S">
            <text:p>16:19:0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Civil twilight end</text:p>
          </table:table-cell>
          <table:table-cell table:style-name="ce17" table:formula="of:=[formulas.D100]" office:value-type="time" office:time-value="PT17H04M51.85888S">
            <text:p>17:04:52</text:p>
          </table:table-cell>
          <table:table-cell table:number-columns-repeated="2"/>
        </table:table-row>
        <table:table-row table:style-name="ro5">
          <table:table-cell table:style-name="ce18" office:value-type="string">
            <text:p>Noon time</text:p>
          </table:table-cell>
          <table:table-cell table:style-name="ce17" table:formula="of:=[formulas.C103]" office:value-type="time" office:time-value="PT12H03M05.169189S">
            <text:p>12:03:05</text:p>
          </table:table-cell>
          <table:table-cell table:number-columns-repeated="2"/>
        </table:table-row>
        <table:table-row table:style-name="ro5">
          <table:table-cell table:style-name="ce18" office:value-type="string">
            <text:p>Day length</text:p>
          </table:table-cell>
          <table:table-cell table:style-name="ce17" table:formula="of:=[formulas.C104]" office:value-type="time" office:time-value="PT08H31M51.474793S">
            <text:p>08:31:51</text:p>
          </table:table-cell>
          <table:table-cell table:number-columns-repeated="2"/>
        </table:table-row>
        <table:table-row table:style-name="ro5">
          <table:table-cell table:style-name="ce18" office:value-type="string">
            <text:p>Dawn length before sunrise</text:p>
          </table:table-cell>
          <table:table-cell table:style-name="ce17" table:formula="of:=[formulas.C105]" office:value-type="time" office:time-value="PT00H45M46.948203S">
            <text:p>00:45:47</text:p>
          </table:table-cell>
          <table:table-cell table:number-columns-repeated="2"/>
        </table:table-row>
        <table:table-row table:style-name="ro5">
          <table:table-cell table:style-name="ce18" office:value-type="string">
            <text:p>Dusk length after sunset</text:p>
          </table:table-cell>
          <table:table-cell table:style-name="ce17" table:formula="of:=[formulas.C106]" office:value-type="time" office:time-value="PT00H45M50.952294S">
            <text:p>00:45:51</text:p>
          </table:table-cell>
          <table:table-cell table:number-columns-repeated="2"/>
        </table:table-row>
        <table:table-row table:style-name="ro2">
          <table:table-cell table:style-name="ce18"/>
          <table:table-cell table:style-name="ce17"/>
          <table:table-cell table:number-columns-repeated="2"/>
        </table:table-row>
        <table:table-row table:style-name="ro5">
          <table:table-cell table:style-name="ce18" office:value-type="string">
            <text:p>Sun declination</text:p>
          </table:table-cell>
          <table:table-cell table:style-name="ce19" table:formula="of:=[formulas.C60]" office:value-type="float" office:value="-14.9469998355609">
            <text:p>-14,95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style-name="ce2" office:value-type="string">
            <text:p>Source:</text:p>
          </table:table-cell>
          <table:table-cell table:number-columns-repeated="3"/>
        </table:table-row>
        <table:table-row table:style-name="ro3">
          <table:table-cell table:style-name="ce3" office:value-type="string">
            <text:p><text:s text:c="3"/>Almanac for Computers, 1990</text:p>
          </table:table-cell>
          <table:table-cell table:number-columns-repeated="3"/>
        </table:table-row>
        <table:table-row table:style-name="ro3">
          <table:table-cell table:style-name="ce3" office:value-type="string">
            <text:p><text:s text:c="3"/>published by Nautical Almanac Office</text:p>
          </table:table-cell>
          <table:table-cell table:number-columns-repeated="3"/>
        </table:table-row>
        <table:table-row table:style-name="ro3">
          <table:table-cell table:style-name="ce3" office:value-type="string">
            <text:p><text:s text:c="3"/>United States Naval Observatory</text:p>
          </table:table-cell>
          <table:table-cell table:number-columns-repeated="3"/>
        </table:table-row>
        <table:table-row table:style-name="ro3">
          <table:table-cell table:style-name="ce3" office:value-type="string">
            <text:p><text:s text:c="3"/>Washington, DC 20392</text:p>
          </table:table-cell>
          <table:table-cell table:number-columns-repeated="3"/>
        </table:table-row>
        <table:table-row table:style-name="ro2" table:number-rows-repeated="104853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3" table:style-name="ta1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1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mo Lammi</meta:initial-creator>
    <meta:creation-date>2014-11-09T23:44:51</meta:creation-date>
    <dc:date>2014-11-14T19:38:30</dc:date>
    <dc:creator>Jarmo Lammi</dc:creator>
    <meta:editing-duration>PT6H18M51S</meta:editing-duration>
    <meta:editing-cycles>23</meta:editing-cycles>
    <meta:generator>LibreOffice/3.5$Linux_x86 LibreOffice_project/350m1$Build-2</meta:generator>
    <meta:document-statistic meta:table-count="3" meta:cell-count="228" meta:object-count="0"/>
  </office:meta>
</office:document-meta>
</file>